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1" table:number-columns-repeated="13" table:default-cell-style-name="ce1"/>
        <table:table-row table:style-name="ro1">
          <table:table-cell office:value-type="string" calcext:value-type="string">
            <text:p>LP1</text:p>
          </table:table-cell>
          <table:table-cell office:value-type="string" calcext:value-type="string">
            <text:p>LP2</text:p>
          </table:table-cell>
          <table:table-cell office:value-type="string" calcext:value-type="string">
            <text:p>LP3</text:p>
          </table:table-cell>
          <table:table-cell office:value-type="string" calcext:value-type="string">
            <text:p>LP4</text:p>
          </table:table-cell>
          <table:table-cell office:value-type="string" calcext:value-type="string">
            <text:p>LP5</text:p>
          </table:table-cell>
          <table:table-cell office:value-type="string" calcext:value-type="string">
            <text:p>LP6</text:p>
          </table:table-cell>
          <table:table-cell office:value-type="string" calcext:value-type="string">
            <text:p>LP7</text:p>
          </table:table-cell>
          <table:table-cell office:value-type="string" calcext:value-type="string">
            <text:p>LP8</text:p>
          </table:table-cell>
          <table:table-cell table:number-columns-repeated="6"/>
        </table:table-row>
        <table:table-row table:style-name="ro1">
          <table:table-cell office:value-type="float" office:value="12.034288" calcext:value-type="float">
            <text:p>12,034288</text:p>
          </table:table-cell>
          <table:table-cell office:value-type="float" office:value="6.050667" calcext:value-type="float">
            <text:p>6,0507</text:p>
          </table:table-cell>
          <table:table-cell office:value-type="float" office:value="4.138044" calcext:value-type="float">
            <text:p>4,1380</text:p>
          </table:table-cell>
          <table:table-cell office:value-type="float" office:value="3.167168" calcext:value-type="float">
            <text:p>3,1672</text:p>
          </table:table-cell>
          <table:table-cell office:value-type="float" office:value="2.62332" calcext:value-type="float">
            <text:p>2,6233</text:p>
          </table:table-cell>
          <table:table-cell office:value-type="float" office:value="2.186395" calcext:value-type="float">
            <text:p>2,1864</text:p>
          </table:table-cell>
          <table:table-cell office:value-type="float" office:value="1.873719" calcext:value-type="float">
            <text:p>1,8737</text:p>
          </table:table-cell>
          <table:table-cell office:value-type="float" office:value="1.63928" calcext:value-type="float">
            <text:p>1,6393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SP2</text:p>
          </table:table-cell>
          <table:table-cell office:value-type="string" calcext:value-type="string">
            <text:p>SP3</text:p>
          </table:table-cell>
          <table:table-cell office:value-type="string" calcext:value-type="string">
            <text:p>SP4</text:p>
          </table:table-cell>
          <table:table-cell office:value-type="string" calcext:value-type="string">
            <text:p>SP5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SP7</text:p>
          </table:table-cell>
          <table:table-cell office:value-type="string" calcext:value-type="string">
            <text:p>SP8</text:p>
          </table:table-cell>
          <table:table-cell table:number-columns-repeated="6"/>
        </table:table-row>
        <table:table-row table:style-name="ro1">
          <table:table-cell/>
          <table:table-cell table:formula="of:=[.$A$2]/[.B2]" office:value-type="float" office:value="1.98891923816002" calcext:value-type="float">
            <text:p>1,9889</text:p>
          </table:table-cell>
          <table:table-cell table:formula="of:=[.$A$2]/[.C2]" office:value-type="float" office:value="2.90820687261904" calcext:value-type="float">
            <text:p>2,9082</text:p>
          </table:table-cell>
          <table:table-cell table:formula="of:=[.$A$2]/[.D2]" office:value-type="float" office:value="3.79969992119142" calcext:value-type="float">
            <text:p>3,7997</text:p>
          </table:table-cell>
          <table:table-cell table:formula="of:=[.$A$2]/[.E2]" office:value-type="float" office:value="4.58742661970328" calcext:value-type="float">
            <text:p>4,5874</text:p>
          </table:table-cell>
          <table:table-cell table:formula="of:=[.$A$2]/[.F2]" office:value-type="float" office:value="5.50416919175172" calcext:value-type="float">
            <text:p>5,5042</text:p>
          </table:table-cell>
          <table:table-cell table:formula="of:=[.$A$2]/[.G2]" office:value-type="float" office:value="6.42267490482831" calcext:value-type="float">
            <text:p>6,4227</text:p>
          </table:table-cell>
          <table:table-cell table:formula="of:=[.$A$2]/[.H2]" office:value-type="float" office:value="7.34120345517544" calcext:value-type="float">
            <text:p>7,3412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LP1/LP1</text:p>
          </table:table-cell>
          <table:table-cell office:value-type="string" calcext:value-type="string">
            <text:p>LP2/LP1</text:p>
          </table:table-cell>
          <table:table-cell office:value-type="string" calcext:value-type="string">
            <text:p>LP2/LP2</text:p>
          </table:table-cell>
          <table:table-cell office:value-type="string" calcext:value-type="string">
            <text:p>LP3/LP2</text:p>
          </table:table-cell>
          <table:table-cell office:value-type="string" calcext:value-type="string">
            <text:p>LP3/LP3</text:p>
          </table:table-cell>
          <table:table-cell office:value-type="string" calcext:value-type="string">
            <text:p>LP4/LP3</text:p>
          </table:table-cell>
          <table:table-cell office:value-type="string" calcext:value-type="string">
            <text:p>LP4/LP4</text:p>
          </table:table-cell>
          <table:table-cell office:value-type="string" calcext:value-type="string">
            <text:p>LP5/LP4</text:p>
          </table:table-cell>
          <table:table-cell office:value-type="string" calcext:value-type="string">
            <text:p>LP5/LP5</text:p>
          </table:table-cell>
          <table:table-cell office:value-type="string" calcext:value-type="string">
            <text:p>LP6/LP5</text:p>
          </table:table-cell>
          <table:table-cell office:value-type="string" calcext:value-type="string">
            <text:p>LP6/LP6</text:p>
          </table:table-cell>
          <table:table-cell office:value-type="string" calcext:value-type="string">
            <text:p>LP7/LP6</text:p>
          </table:table-cell>
          <table:table-cell office:value-type="string" calcext:value-type="string">
            <text:p>LP7/LP7</text:p>
          </table:table-cell>
        </table:table-row>
        <table:table-row table:style-name="ro1">
          <table:table-cell/>
          <table:table-cell office:value-type="float" office:value="6.025271" calcext:value-type="float">
            <text:p>6,0253</text:p>
          </table:table-cell>
          <table:table-cell office:value-type="float" office:value="4.017971" calcext:value-type="float">
            <text:p>4,0180</text:p>
          </table:table-cell>
          <table:table-cell office:value-type="float" office:value="3.028583" calcext:value-type="float">
            <text:p>3,0286</text:p>
          </table:table-cell>
          <table:table-cell office:value-type="float" office:value="2.471971" calcext:value-type="float">
            <text:p>2,4720</text:p>
          </table:table-cell>
          <table:table-cell office:value-type="float" office:value="2.067244" calcext:value-type="float">
            <text:p>2,0672</text:p>
          </table:table-cell>
          <table:table-cell office:value-type="float" office:value="1.812879" calcext:value-type="float">
            <text:p>1,8129</text:p>
          </table:table-cell>
          <table:table-cell office:value-type="float" office:value="1.586057" calcext:value-type="float">
            <text:p>1,5861</text:p>
          </table:table-cell>
          <table:table-cell office:value-type="float" office:value="1.458519" calcext:value-type="float">
            <text:p>1,4585</text:p>
          </table:table-cell>
          <table:table-cell office:value-type="float" office:value="1.31276" calcext:value-type="float">
            <text:p>1,3128</text:p>
          </table:table-cell>
          <table:table-cell office:value-type="float" office:value="1.196494" calcext:value-type="float">
            <text:p>1,1965</text:p>
          </table:table-cell>
          <table:table-cell office:value-type="float" office:value="1.095221" calcext:value-type="float">
            <text:p>1,0952</text:p>
          </table:table-cell>
          <table:table-cell office:value-type="float" office:value="1.012356" calcext:value-type="float">
            <text:p>1,0124</text:p>
          </table:table-cell>
          <table:table-cell office:value-type="float" office:value="0.93932" calcext:value-type="float">
            <text:p>0,939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SP2</text:p>
          </table:table-cell>
          <table:table-cell office:value-type="string" calcext:value-type="string">
            <text:p>SP3</text:p>
          </table:table-cell>
          <table:table-cell office:value-type="string" calcext:value-type="string">
            <text:p>SP4</text:p>
          </table:table-cell>
          <table:table-cell office:value-type="string" calcext:value-type="string">
            <text:p>SP5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SP7</text:p>
          </table:table-cell>
          <table:table-cell office:value-type="string" calcext:value-type="string">
            <text:p>SP8</text:p>
          </table:table-cell>
          <table:table-cell office:value-type="string" calcext:value-type="string">
            <text:p>SP9</text:p>
          </table:table-cell>
          <table:table-cell office:value-type="string" calcext:value-type="string">
            <text:p>SP10</text:p>
          </table:table-cell>
          <table:table-cell office:value-type="string" calcext:value-type="string">
            <text:p>SP11</text:p>
          </table:table-cell>
          <table:table-cell office:value-type="string" calcext:value-type="string">
            <text:p>SP12</text:p>
          </table:table-cell>
          <table:table-cell office:value-type="string" calcext:value-type="string">
            <text:p>SP13</text:p>
          </table:table-cell>
          <table:table-cell office:value-type="string" calcext:value-type="string">
            <text:p>SP14</text:p>
          </table:table-cell>
        </table:table-row>
        <table:table-row table:style-name="ro1">
          <table:table-cell/>
          <table:table-cell table:formula="of:=[.$A$2]/[.B8]" office:value-type="float" office:value="1.99730236200164" calcext:value-type="float">
            <text:p>1,9973</text:p>
          </table:table-cell>
          <table:table-cell table:formula="of:=[.$A$2]/[.C8]" office:value-type="float" office:value="2.99511569396593" calcext:value-type="float">
            <text:p>2,9951</text:p>
          </table:table-cell>
          <table:table-cell table:formula="of:=[.$A$2]/[.D8]" office:value-type="float" office:value="3.97357047833921" calcext:value-type="float">
            <text:p>3,9736</text:p>
          </table:table-cell>
          <table:table-cell table:formula="of:=[.$A$2]/[.E8]" office:value-type="float" office:value="4.86829659409435" calcext:value-type="float">
            <text:p>4,8683</text:p>
          </table:table-cell>
          <table:table-cell table:formula="of:=[.$A$2]/[.F8]" office:value-type="float" office:value="5.82141633982249" calcext:value-type="float">
            <text:p>5,8214</text:p>
          </table:table-cell>
          <table:table-cell table:formula="of:=[.$A$2]/[.G8]" office:value-type="float" office:value="6.63821909791001" calcext:value-type="float">
            <text:p>6,6382</text:p>
          </table:table-cell>
          <table:table-cell table:formula="of:=[.$A$2]/[.H8]" office:value-type="float" office:value="7.58755076267751" calcext:value-type="float">
            <text:p>7,5876</text:p>
          </table:table-cell>
          <table:table-cell table:formula="of:=[.$A$2]/[.I8]" office:value-type="float" office:value="8.25103272566213" calcext:value-type="float">
            <text:p>8,2510</text:p>
          </table:table-cell>
          <table:table-cell table:formula="of:=[.$A$2]/[.J8]" office:value-type="float" office:value="9.16716536152838" calcext:value-type="float">
            <text:p>9,1672</text:p>
          </table:table-cell>
          <table:table-cell table:formula="of:=[.$A$2]/[.K8]" office:value-type="float" office:value="10.0579593378655" calcext:value-type="float">
            <text:p>10,0580</text:p>
          </table:table-cell>
          <table:table-cell table:formula="of:=[.$A$2]/[.L8]" office:value-type="float" office:value="10.9879996822559" calcext:value-type="float">
            <text:p>10,9880</text:p>
          </table:table-cell>
          <table:table-cell table:formula="of:=[.$A$2]/[.M8]" office:value-type="float" office:value="11.8874071966778" calcext:value-type="float">
            <text:p>11,8874</text:p>
          </table:table-cell>
          <table:table-cell table:formula="of:=[.$A$2]/[.N8]" office:value-type="float" office:value="12.8117020823575" calcext:value-type="float">
            <text:p>12,811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LP1/LP1/LP1</text:p>
          </table:table-cell>
          <table:table-cell office:value-type="string" calcext:value-type="string">
            <text:p>LP2/LP1/LP1</text:p>
          </table:table-cell>
          <table:table-cell office:value-type="string" calcext:value-type="string">
            <text:p>LP2/LP2/LP1</text:p>
          </table:table-cell>
          <table:table-cell office:value-type="string" calcext:value-type="string">
            <text:p>LP2/LP2/LP2</text:p>
          </table:table-cell>
          <table:table-cell office:value-type="string" calcext:value-type="string">
            <text:p>LP3/LP2/LP2</text:p>
          </table:table-cell>
          <table:table-cell office:value-type="string" calcext:value-type="string">
            <text:p>LP3/LP3/LP2</text:p>
          </table:table-cell>
          <table:table-cell office:value-type="string" calcext:value-type="string">
            <text:p>LP3/LP3/LP3</text:p>
          </table:table-cell>
          <table:table-cell office:value-type="string" calcext:value-type="string">
            <text:p>LP4/LP3/LP3</text:p>
          </table:table-cell>
          <table:table-cell office:value-type="string" calcext:value-type="string">
            <text:p>LP4/LP4/LP3</text:p>
          </table:table-cell>
          <table:table-cell office:value-type="string" calcext:value-type="string">
            <text:p>LP4/LP4/LP4</text:p>
          </table:table-cell>
          <table:table-cell office:value-type="string" calcext:value-type="string">
            <text:p>LP5/LP4/LP4</text:p>
          </table:table-cell>
          <table:table-cell office:value-type="string" calcext:value-type="string">
            <text:p>LP5/LP5/LP4</text:p>
          </table:table-cell>
          <table:table-cell office:value-type="string" calcext:value-type="string">
            <text:p>LP5/LP5/LP5</text:p>
          </table:table-cell>
        </table:table-row>
        <table:table-row table:style-name="ro1">
          <table:table-cell/>
          <table:table-cell office:value-type="float" office:value="4.018679" calcext:value-type="float">
            <text:p>4,0187</text:p>
          </table:table-cell>
          <table:table-cell office:value-type="float" office:value="3.028148" calcext:value-type="float">
            <text:p>3,0281</text:p>
          </table:table-cell>
          <table:table-cell office:value-type="float" office:value="2.424864" calcext:value-type="float">
            <text:p>2,4249</text:p>
          </table:table-cell>
          <table:table-cell office:value-type="float" office:value="2.023025" calcext:value-type="float">
            <text:p>2,0230</text:p>
          </table:table-cell>
          <table:table-cell office:value-type="float" office:value="1.772557" calcext:value-type="float">
            <text:p>1,7726</text:p>
          </table:table-cell>
          <table:table-cell office:value-type="float" office:value="1.553697" calcext:value-type="float">
            <text:p>1,5537</text:p>
          </table:table-cell>
          <table:table-cell office:value-type="float" office:value="1.382699" calcext:value-type="float">
            <text:p>1,3827</text:p>
          </table:table-cell>
          <table:table-cell office:value-type="float" office:value="1.27012" calcext:value-type="float">
            <text:p>1,2701</text:p>
          </table:table-cell>
          <table:table-cell office:value-type="float" office:value="1.15538" calcext:value-type="float">
            <text:p>1,1554</text:p>
          </table:table-cell>
          <table:table-cell office:value-type="float" office:value="1.060787" calcext:value-type="float">
            <text:p>1,0608</text:p>
          </table:table-cell>
          <table:table-cell office:value-type="float" office:value="1.009222" calcext:value-type="float">
            <text:p>1,0092</text:p>
          </table:table-cell>
          <table:table-cell office:value-type="float" office:value="0.938801" calcext:value-type="float">
            <text:p>0,9388</text:p>
          </table:table-cell>
          <table:table-cell office:value-type="float" office:value="0.87759" calcext:value-type="float">
            <text:p>0,877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SP3</text:p>
          </table:table-cell>
          <table:table-cell office:value-type="string" calcext:value-type="string">
            <text:p>SP4</text:p>
          </table:table-cell>
          <table:table-cell office:value-type="string" calcext:value-type="string">
            <text:p>SP5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SP7</text:p>
          </table:table-cell>
          <table:table-cell office:value-type="string" calcext:value-type="string">
            <text:p>SP8</text:p>
          </table:table-cell>
          <table:table-cell office:value-type="string" calcext:value-type="string">
            <text:p>SP9</text:p>
          </table:table-cell>
          <table:table-cell office:value-type="string" calcext:value-type="string">
            <text:p>SP10</text:p>
          </table:table-cell>
          <table:table-cell office:value-type="string" calcext:value-type="string">
            <text:p>SP11</text:p>
          </table:table-cell>
          <table:table-cell office:value-type="string" calcext:value-type="string">
            <text:p>SP12</text:p>
          </table:table-cell>
          <table:table-cell office:value-type="string" calcext:value-type="string">
            <text:p>SP13</text:p>
          </table:table-cell>
          <table:table-cell office:value-type="string" calcext:value-type="string">
            <text:p>SP14</text:p>
          </table:table-cell>
          <table:table-cell office:value-type="string" calcext:value-type="string">
            <text:p>SP15</text:p>
          </table:table-cell>
        </table:table-row>
        <table:table-row table:style-name="ro1">
          <table:table-cell/>
          <table:table-cell table:formula="of:=[.$A$2]/[.B14]" office:value-type="float" office:value="2.99458802258155" calcext:value-type="float">
            <text:p>2,9946</text:p>
          </table:table-cell>
          <table:table-cell table:formula="of:=[.$A$2]/[.C14]" office:value-type="float" office:value="3.97414129032002" calcext:value-type="float">
            <text:p>3,9741</text:p>
          </table:table-cell>
          <table:table-cell table:formula="of:=[.$A$2]/[.D14]" office:value-type="float" office:value="4.96287131979361" calcext:value-type="float">
            <text:p>4,9629</text:p>
          </table:table-cell>
          <table:table-cell table:formula="of:=[.$A$2]/[.E14]" office:value-type="float" office:value="5.94866005116101" calcext:value-type="float">
            <text:p>5,9487</text:p>
          </table:table-cell>
          <table:table-cell table:formula="of:=[.$A$2]/[.F14]" office:value-type="float" office:value="6.78922483169794" calcext:value-type="float">
            <text:p>6,7892</text:p>
          </table:table-cell>
          <table:table-cell table:formula="of:=[.$A$2]/[.G14]" office:value-type="float" office:value="7.74558231109412" calcext:value-type="float">
            <text:p>7,7456</text:p>
          </table:table-cell>
          <table:table-cell table:formula="of:=[.$A$2]/[.H14]" office:value-type="float" office:value="8.70347631697137" calcext:value-type="float">
            <text:p>8,7035</text:p>
          </table:table-cell>
          <table:table-cell table:formula="of:=[.$A$2]/[.I14]" office:value-type="float" office:value="9.47492205460901" calcext:value-type="float">
            <text:p>9,4749</text:p>
          </table:table-cell>
          <table:table-cell table:formula="of:=[.$A$2]/[.J14]" office:value-type="float" office:value="10.4158701033426" calcext:value-type="float">
            <text:p>10,4159</text:p>
          </table:table-cell>
          <table:table-cell table:formula="of:=[.$A$2]/[.K14]" office:value-type="float" office:value="11.344678997763" calcext:value-type="float">
            <text:p>11,3447</text:p>
          </table:table-cell>
          <table:table-cell table:formula="of:=[.$A$2]/[.L14]" office:value-type="float" office:value="11.9243219034068" calcext:value-type="float">
            <text:p>11,9243</text:p>
          </table:table-cell>
          <table:table-cell table:formula="of:=[.$A$2]/[.M14]" office:value-type="float" office:value="12.8187848116907" calcext:value-type="float">
            <text:p>12,8188</text:p>
          </table:table-cell>
          <table:table-cell table:formula="of:=[.$A$2]/[.N14]" office:value-type="float" office:value="13.7128818696658" calcext:value-type="float">
            <text:p>13,712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LP1/LP1/LP1/LP1</text:p>
          </table:table-cell>
          <table:table-cell office:value-type="string" calcext:value-type="string">
            <text:p>LP2/LP1/LP1/LP1</text:p>
          </table:table-cell>
          <table:table-cell office:value-type="string" calcext:value-type="string">
            <text:p>LP2/LP2/LP1/LP1</text:p>
          </table:table-cell>
          <table:table-cell office:value-type="string" calcext:value-type="string">
            <text:p>LP2/LP2/LP2/LP1</text:p>
          </table:table-cell>
          <table:table-cell office:value-type="string" calcext:value-type="string">
            <text:p>LP2/LP2/LP2/LP2</text:p>
          </table:table-cell>
          <table:table-cell office:value-type="string" calcext:value-type="string">
            <text:p>LP3/LP2/LP2/LP2</text:p>
          </table:table-cell>
          <table:table-cell office:value-type="string" calcext:value-type="string">
            <text:p>LP3/LP3/LP2/LP2</text:p>
          </table:table-cell>
          <table:table-cell office:value-type="string" calcext:value-type="string">
            <text:p>LP3/LP3/LP3/LP2</text:p>
          </table:table-cell>
          <table:table-cell office:value-type="string" calcext:value-type="string">
            <text:p>LP3/LP3/LP3/LP3</text:p>
          </table:table-cell>
          <table:table-cell office:value-type="string" calcext:value-type="string">
            <text:p>LP4/LP3/LP3/LP3</text:p>
          </table:table-cell>
          <table:table-cell office:value-type="string" calcext:value-type="string">
            <text:p>LP4/LP4/LP3/LP3</text:p>
          </table:table-cell>
          <table:table-cell office:value-type="string" calcext:value-type="string">
            <text:p>LP4/LP4/LP4/LP3</text:p>
          </table:table-cell>
          <table:table-cell office:value-type="string" calcext:value-type="string">
            <text:p>LP4/LP4/LP4/LP4</text:p>
          </table:table-cell>
        </table:table-row>
        <table:table-row table:style-name="ro1">
          <table:table-cell/>
          <table:table-cell office:value-type="float" office:value="3.015104" calcext:value-type="float">
            <text:p>3,0151</text:p>
          </table:table-cell>
          <table:table-cell office:value-type="float" office:value="2.413308" calcext:value-type="float">
            <text:p>2,4133</text:p>
          </table:table-cell>
          <table:table-cell office:value-type="float" office:value="2.016889" calcext:value-type="float">
            <text:p>2,0169</text:p>
          </table:table-cell>
          <table:table-cell office:value-type="float" office:value="1.732749" calcext:value-type="float">
            <text:p>1,7327</text:p>
          </table:table-cell>
          <table:table-cell office:value-type="float" office:value="1.517953" calcext:value-type="float">
            <text:p>1,5180</text:p>
          </table:table-cell>
          <table:table-cell office:value-type="float" office:value="1.377658" calcext:value-type="float">
            <text:p>1,3777</text:p>
          </table:table-cell>
          <table:table-cell office:value-type="float" office:value="1.244698" calcext:value-type="float">
            <text:p>1,2447</text:p>
          </table:table-cell>
          <table:table-cell office:value-type="float" office:value="1.132056" calcext:value-type="float">
            <text:p>1,1321</text:p>
          </table:table-cell>
          <table:table-cell office:value-type="float" office:value="1.038193" calcext:value-type="float">
            <text:p>1,0382</text:p>
          </table:table-cell>
          <table:table-cell office:value-type="float" office:value="0.978149" calcext:value-type="float">
            <text:p>0,9781</text:p>
          </table:table-cell>
          <table:table-cell office:value-type="float" office:value="0.909197" calcext:value-type="float">
            <text:p>0,9092</text:p>
          </table:table-cell>
          <table:table-cell office:value-type="float" office:value="0.848644" calcext:value-type="float">
            <text:p>0,8486</text:p>
          </table:table-cell>
          <table:table-cell office:value-type="float" office:value="0.79553" calcext:value-type="float">
            <text:p>0,795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SP4</text:p>
          </table:table-cell>
          <table:table-cell office:value-type="string" calcext:value-type="string">
            <text:p>SP5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SP7</text:p>
          </table:table-cell>
          <table:table-cell office:value-type="string" calcext:value-type="string">
            <text:p>SP8</text:p>
          </table:table-cell>
          <table:table-cell office:value-type="string" calcext:value-type="string">
            <text:p>SP9</text:p>
          </table:table-cell>
          <table:table-cell office:value-type="string" calcext:value-type="string">
            <text:p>SP10</text:p>
          </table:table-cell>
          <table:table-cell office:value-type="string" calcext:value-type="string">
            <text:p>SP11</text:p>
          </table:table-cell>
          <table:table-cell office:value-type="string" calcext:value-type="string">
            <text:p>SP12</text:p>
          </table:table-cell>
          <table:table-cell office:value-type="string" calcext:value-type="string">
            <text:p>SP13</text:p>
          </table:table-cell>
          <table:table-cell office:value-type="string" calcext:value-type="string">
            <text:p>SP14</text:p>
          </table:table-cell>
          <table:table-cell office:value-type="string" calcext:value-type="string">
            <text:p>SP15</text:p>
          </table:table-cell>
          <table:table-cell office:value-type="string" calcext:value-type="string">
            <text:p>SP16</text:p>
          </table:table-cell>
        </table:table-row>
        <table:table-row table:style-name="ro1">
          <table:table-cell/>
          <table:table-cell table:formula="of:=[.$A$2]/[.B20]" office:value-type="float" office:value="3.99133429559975" calcext:value-type="float">
            <text:p>3,9913</text:p>
          </table:table-cell>
          <table:table-cell table:formula="of:=[.$A$2]/[.C20]" office:value-type="float" office:value="4.98663577131473" calcext:value-type="float">
            <text:p>4,9866</text:p>
          </table:table-cell>
          <table:table-cell table:formula="of:=[.$A$2]/[.D20]" office:value-type="float" office:value="5.96675771448007" calcext:value-type="float">
            <text:p>5,9668</text:p>
          </table:table-cell>
          <table:table-cell table:formula="of:=[.$A$2]/[.E20]" office:value-type="float" office:value="6.94519979523866" calcext:value-type="float">
            <text:p>6,9452</text:p>
          </table:table-cell>
          <table:table-cell table:formula="of:=[.$A$2]/[.F20]" office:value-type="float" office:value="7.92797141940495" calcext:value-type="float">
            <text:p>7,9280</text:p>
          </table:table-cell>
          <table:table-cell table:formula="of:=[.$A$2]/[.G20]" office:value-type="float" office:value="8.7353232805239" calcext:value-type="float">
            <text:p>8,7353</text:p>
          </table:table-cell>
          <table:table-cell table:formula="of:=[.$A$2]/[.H20]" office:value-type="float" office:value="9.66844005533872" calcext:value-type="float">
            <text:p>9,6684</text:p>
          </table:table-cell>
          <table:table-cell table:formula="of:=[.$A$2]/[.I20]" office:value-type="float" office:value="10.6304705774273" calcext:value-type="float">
            <text:p>10,6305</text:p>
          </table:table-cell>
          <table:table-cell table:formula="of:=[.$A$2]/[.J20]" office:value-type="float" office:value="11.5915711240588" calcext:value-type="float">
            <text:p>11,5916</text:p>
          </table:table-cell>
          <table:table-cell table:formula="of:=[.$A$2]/[.K20]" office:value-type="float" office:value="12.3031235527512" calcext:value-type="float">
            <text:p>12,3031</text:p>
          </table:table-cell>
          <table:table-cell table:formula="of:=[.$A$2]/[.L20]" office:value-type="float" office:value="13.2361721387114" calcext:value-type="float">
            <text:p>13,2362</text:p>
          </table:table-cell>
          <table:table-cell table:formula="of:=[.$A$2]/[.M20]" office:value-type="float" office:value="14.1806081230763" calcext:value-type="float">
            <text:p>14,1806</text:p>
          </table:table-cell>
          <table:table-cell table:formula="of:=[.$A$2]/[.N20]" office:value-type="float" office:value="15.1273842595502" calcext:value-type="float">
            <text:p>15,127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LP1/LP1/LP1/LP1/LP1</text:p>
          </table:table-cell>
          <table:table-cell office:value-type="string" calcext:value-type="string">
            <text:p>LP2/LP1/LP1/LP1/LP1</text:p>
          </table:table-cell>
          <table:table-cell office:value-type="string" calcext:value-type="string">
            <text:p>LP2/LP2/LP1/LP1/LP1</text:p>
          </table:table-cell>
          <table:table-cell office:value-type="string" calcext:value-type="string">
            <text:p>LP2/LP2/LP2/LP1/LP1</text:p>
          </table:table-cell>
          <table:table-cell office:value-type="string" calcext:value-type="string">
            <text:p>LP2/LP2/LP2/LP2/LP1</text:p>
          </table:table-cell>
          <table:table-cell office:value-type="string" calcext:value-type="string">
            <text:p>LP2/LP2/LP2/LP2/LP2</text:p>
          </table:table-cell>
          <table:table-cell office:value-type="string" calcext:value-type="string">
            <text:p>LP3/LP2/LP2/LP2/LP2</text:p>
          </table:table-cell>
          <table:table-cell office:value-type="string" calcext:value-type="string">
            <text:p>LP3/LP3/LP2/LP2/LP2</text:p>
          </table:table-cell>
          <table:table-cell office:value-type="string" calcext:value-type="string">
            <text:p>LP3/LP3/LP3/LP2/LP2</text:p>
          </table:table-cell>
          <table:table-cell office:value-type="string" calcext:value-type="string">
            <text:p>LP3/LP3/LP3/LP3/LP2</text:p>
          </table:table-cell>
          <table:table-cell office:value-type="string" calcext:value-type="string">
            <text:p>LP3/LP3/LP3/LP3/LP3</text:p>
          </table:table-cell>
          <table:table-cell office:value-type="string" calcext:value-type="string">
            <text:p>LP4/LP3/LP3/LP3/LP3</text:p>
          </table:table-cell>
          <table:table-cell office:value-type="string" calcext:value-type="string">
            <text:p>LP4/LP4/LP3/LP3/LP3</text:p>
          </table:table-cell>
        </table:table-row>
        <table:table-row table:style-name="ro1">
          <table:table-cell/>
          <table:table-cell office:value-type="float" office:value="2.4145" calcext:value-type="float">
            <text:p>2,4145</text:p>
          </table:table-cell>
          <table:table-cell office:value-type="float" office:value="2.02157" calcext:value-type="float">
            <text:p>2,0216</text:p>
          </table:table-cell>
          <table:table-cell office:value-type="float" office:value="1.733747" calcext:value-type="float">
            <text:p>1,7337</text:p>
          </table:table-cell>
          <table:table-cell office:value-type="float" office:value="1.517025" calcext:value-type="float">
            <text:p>1,5170</text:p>
          </table:table-cell>
          <table:table-cell office:value-type="float" office:value="1.349711" calcext:value-type="float">
            <text:p>1,3497</text:p>
          </table:table-cell>
          <table:table-cell office:value-type="float" office:value="1.216041" calcext:value-type="float">
            <text:p>1,2160</text:p>
          </table:table-cell>
          <table:table-cell office:value-type="float" office:value="1.126044" calcext:value-type="float">
            <text:p>1,1260</text:p>
          </table:table-cell>
          <table:table-cell office:value-type="float" office:value="1.035255" calcext:value-type="float">
            <text:p>1,0353</text:p>
          </table:table-cell>
          <table:table-cell office:value-type="float" office:value="0.95929" calcext:value-type="float">
            <text:p>0,9593</text:p>
          </table:table-cell>
          <table:table-cell office:value-type="float" office:value="0.891567" calcext:value-type="float">
            <text:p>0,8916</text:p>
          </table:table-cell>
          <table:table-cell office:value-type="float" office:value="0.832829" calcext:value-type="float">
            <text:p>0,8328</text:p>
          </table:table-cell>
          <table:table-cell office:value-type="float" office:value="0.795068" calcext:value-type="float">
            <text:p>0,7951</text:p>
          </table:table-cell>
          <table:table-cell office:value-type="float" office:value="0.749281" calcext:value-type="float">
            <text:p>0,749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SP5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SP7</text:p>
          </table:table-cell>
          <table:table-cell office:value-type="string" calcext:value-type="string">
            <text:p>SP8</text:p>
          </table:table-cell>
          <table:table-cell office:value-type="string" calcext:value-type="string">
            <text:p>SP9</text:p>
          </table:table-cell>
          <table:table-cell office:value-type="string" calcext:value-type="string">
            <text:p>SP10</text:p>
          </table:table-cell>
          <table:table-cell office:value-type="string" calcext:value-type="string">
            <text:p>SP11</text:p>
          </table:table-cell>
          <table:table-cell office:value-type="string" calcext:value-type="string">
            <text:p>SP12</text:p>
          </table:table-cell>
          <table:table-cell office:value-type="string" calcext:value-type="string">
            <text:p>SP13</text:p>
          </table:table-cell>
          <table:table-cell office:value-type="string" calcext:value-type="string">
            <text:p>SP14</text:p>
          </table:table-cell>
          <table:table-cell office:value-type="string" calcext:value-type="string">
            <text:p>SP15</text:p>
          </table:table-cell>
          <table:table-cell office:value-type="string" calcext:value-type="string">
            <text:p>SP16</text:p>
          </table:table-cell>
          <table:table-cell office:value-type="string" calcext:value-type="string">
            <text:p>SP17</text:p>
          </table:table-cell>
        </table:table-row>
        <table:table-row table:style-name="ro1">
          <table:table-cell/>
          <table:table-cell table:formula="of:=[.$A$2]/[.B26]" office:value-type="float" office:value="4.98417394905778" calcext:value-type="float">
            <text:p>4,9842</text:p>
          </table:table-cell>
          <table:table-cell table:formula="of:=[.$A$2]/[.C26]" office:value-type="float" office:value="5.95294152564591" calcext:value-type="float">
            <text:p>5,9529</text:p>
          </table:table-cell>
          <table:table-cell table:formula="of:=[.$A$2]/[.D26]" office:value-type="float" office:value="6.94120191700404" calcext:value-type="float">
            <text:p>6,9412</text:p>
          </table:table-cell>
          <table:table-cell table:formula="of:=[.$A$2]/[.E26]" office:value-type="float" office:value="7.93282114665217" calcext:value-type="float">
            <text:p>7,9328</text:p>
          </table:table-cell>
          <table:table-cell table:formula="of:=[.$A$2]/[.F26]" office:value-type="float" office:value="8.91619613383902" calcext:value-type="float">
            <text:p>8,9162</text:p>
          </table:table-cell>
          <table:table-cell table:formula="of:=[.$A$2]/[.G26]" office:value-type="float" office:value="9.8962847469781" calcext:value-type="float">
            <text:p>9,8963</text:p>
          </table:table-cell>
          <table:table-cell table:formula="of:=[.$A$2]/[.H26]" office:value-type="float" office:value="10.687227142101" calcext:value-type="float">
            <text:p>10,6872</text:p>
          </table:table-cell>
          <table:table-cell table:formula="of:=[.$A$2]/[.I26]" office:value-type="float" office:value="11.6244674017513" calcext:value-type="float">
            <text:p>11,6245</text:p>
          </table:table-cell>
          <table:table-cell table:formula="of:=[.$A$2]/[.J26]" office:value-type="float" office:value="12.5449947356899" calcext:value-type="float">
            <text:p>12,5450</text:p>
          </table:table-cell>
          <table:table-cell table:formula="of:=[.$A$2]/[.K26]" office:value-type="float" office:value="13.497906494969" calcext:value-type="float">
            <text:p>13,4979</text:p>
          </table:table-cell>
          <table:table-cell table:formula="of:=[.$A$2]/[.L26]" office:value-type="float" office:value="14.4498906738358" calcext:value-type="float">
            <text:p>14,4499</text:p>
          </table:table-cell>
          <table:table-cell table:formula="of:=[.$A$2]/[.M26]" office:value-type="float" office:value="15.1361745158905" calcext:value-type="float">
            <text:p>15,1362</text:p>
          </table:table-cell>
          <table:table-cell table:formula="of:=[.$A$2]/[.N26]" office:value-type="float" office:value="16.0611145885189" calcext:value-type="float">
            <text:p>16,0611</text:p>
          </table:table-cell>
        </table:table-row>
        <table:table-row table:style-name="ro1" table:number-rows-repeated="104854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.00.0000</text:date>, <text:time style:data-style-name="N2" text:time-value="18:02:16.68018937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6:56:49.686660033</meta:creation-date>
    <meta:generator>LibreOffice/6.0.7.3$Linux_X86_64 LibreOffice_project/00m0$Build-3</meta:generator>
    <dc:date>2020-03-27T20:32:33.510500087</dc:date>
    <meta:editing-duration>PT2H52M2S</meta:editing-duration>
    <meta:editing-cycles>114</meta:editing-cycles>
    <meta:document-statistic meta:table-count="1" meta:cell-count="238" meta:object-count="0"/>
  </office:meta>
</office:document-meta>
</file>